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e4378" officeooo:paragraph-rsid="000e4378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2a1a9" officeooo:paragraph-rsid="0012a1a9" style:font-size-asian="12pt" style:font-weight-asian="bold" style:font-size-complex="12pt" style:font-weight-complex="bold"/>
    </style:style>
    <style:style style:name="P3" style:family="paragraph" style:parent-style-name="Standard" style:list-style-name="List_20_1">
      <style:text-properties fo:font-size="10.5pt" fo:font-weight="normal" officeooo:rsid="000e4378" officeooo:paragraph-rsid="000e4378" style:font-size-asian="9.14999961853027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rsid="00104468" officeooo:paragraph-rsid="00104468" style:font-size-asian="9.14999961853027pt" style:font-weight-asian="normal" style:font-size-complex="10.5pt" style:font-weight-complex="normal"/>
    </style:style>
    <style:style style:name="P5" style:family="paragraph" style:parent-style-name="Standard" style:list-style-name="List_20_1">
      <style:text-properties fo:font-size="10.5pt" fo:font-weight="normal" officeooo:rsid="0012a1a9" officeooo:paragraph-rsid="0012a1a9" style:font-size-asian="9.14999961853027pt" style:font-weight-asian="normal" style:font-size-complex="10.5pt" style:font-weight-complex="normal"/>
    </style:style>
    <style:style style:name="P6" style:family="paragraph" style:parent-style-name="Standard" style:list-style-name="Numbering_20_123">
      <style:text-properties fo:font-size="10.5pt" fo:font-weight="normal" officeooo:rsid="0012a1a9" officeooo:paragraph-rsid="0012a1a9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fo:font-size="10.5pt" fo:font-weight="normal" officeooo:rsid="0012a1a9" officeooo:paragraph-rsid="0012a1a9" style:font-size-asian="9.14999961853027pt" style:font-weight-asian="normal" style:font-size-complex="10.5pt" style:font-weight-complex="normal"/>
    </style:style>
    <style:style style:name="P8" style:family="paragraph" style:parent-style-name="Standard" style:list-style-name="List_20_1">
      <style:text-properties fo:font-size="10.5pt" officeooo:rsid="00104468" officeooo:paragraph-rsid="00104468" style:font-size-asian="9.14999961853027pt" style:font-size-complex="10.5pt"/>
    </style:style>
    <style:style style:name="P9" style:family="paragraph" style:parent-style-name="Standard">
      <style:text-properties fo:font-size="14pt" fo:font-weight="bold" officeooo:rsid="000e4378" officeooo:paragraph-rsid="000e4378" style:font-size-asian="14pt" style:font-weight-asian="bold" style:font-size-complex="14pt" style:font-weight-complex="bold"/>
    </style:style>
    <style:style style:name="P10" style:family="paragraph" style:parent-style-name="Standard" style:list-style-name="Numbering_20_123">
      <style:text-properties officeooo:paragraph-rsid="0017f8d9"/>
    </style:style>
    <style:style style:name="P11" style:family="paragraph" style:parent-style-name="Standard" style:list-style-name="Numbering_20_123">
      <style:text-properties officeooo:paragraph-rsid="001b893f"/>
    </style:style>
    <style:style style:name="P12" style:family="paragraph" style:parent-style-name="Standard" style:list-style-name="Numbering_20_123">
      <style:text-properties officeooo:rsid="001f0d9f" officeooo:paragraph-rsid="001f0d9f"/>
    </style:style>
    <style:style style:name="P13" style:family="paragraph" style:parent-style-name="Standard" style:list-style-name="Numbering_20_123">
      <style:text-properties fo:font-weight="bold" officeooo:rsid="00225359" officeooo:paragraph-rsid="00225359" style:font-weight-asian="bold" style:font-weight-complex="bold"/>
    </style:style>
    <style:style style:name="P14" style:family="paragraph" style:parent-style-name="Standard" style:list-style-name="Numbering_20_123">
      <style:text-properties fo:font-weight="bold" officeooo:rsid="0027c8ca" officeooo:paragraph-rsid="0027c8ca" style:font-weight-asian="bold" style:font-weight-complex="bold"/>
    </style:style>
    <style:style style:name="P15" style:family="paragraph" style:parent-style-name="Standard" style:list-style-name="Numbering_20_123">
      <style:text-properties fo:font-weight="bold" officeooo:rsid="0030527a" officeooo:paragraph-rsid="0030527a" style:font-weight-asian="bold" style:font-weight-complex="bold"/>
    </style:style>
    <style:style style:name="P16" style:family="paragraph" style:parent-style-name="Standard">
      <style:text-properties officeooo:rsid="000cfedb" officeooo:paragraph-rsid="000cfed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bold" officeooo:rsid="0012a1a9" style:font-size-asian="9.14999961853027pt" style:font-weight-asian="bold" style:font-size-complex="10.5pt" style:font-weight-complex="bold"/>
    </style:style>
    <style:style style:name="T5" style:family="text">
      <style:text-properties fo:font-size="10.5pt" fo:font-weight="bold" officeooo:rsid="001b893f" style:font-size-asian="9.14999961853027pt" style:font-weight-asian="bold" style:font-size-complex="10.5pt" style:font-weight-complex="bold"/>
    </style:style>
    <style:style style:name="T6" style:family="text">
      <style:text-properties fo:font-size="10.5pt" fo:font-weight="normal" style:font-size-asian="9.14999961853027pt" style:font-weight-asian="normal" style:font-size-complex="10.5pt" style:font-weight-complex="normal"/>
    </style:style>
    <style:style style:name="T7" style:family="text">
      <style:text-properties fo:font-size="10.5pt" fo:font-weight="normal" officeooo:rsid="0014678a" style:font-size-asian="9.14999961853027pt" style:font-weight-asian="normal" style:font-size-complex="10.5pt" style:font-weight-complex="normal"/>
    </style:style>
    <style:style style:name="T8" style:family="text">
      <style:text-properties fo:font-size="10.5pt" fo:font-weight="normal" officeooo:rsid="0017f8d9" style:font-size-asian="9.14999961853027pt" style:font-weight-asian="normal" style:font-size-complex="10.5pt" style:font-weight-complex="normal"/>
    </style:style>
    <style:style style:name="T9" style:family="text">
      <style:text-properties fo:font-size="10.5pt" fo:font-weight="normal" officeooo:rsid="001b893f" style:font-size-asian="9.14999961853027pt" style:font-weight-asian="normal" style:font-size-complex="10.5pt" style:font-weight-complex="normal"/>
    </style:style>
    <style:style style:name="T10" style:family="text">
      <style:text-properties fo:font-size="10.5pt" fo:font-weight="normal" officeooo:rsid="001cae22" style:font-size-asian="9.14999961853027pt" style:font-weight-asian="normal" style:font-size-complex="10.5pt" style:font-weight-complex="normal"/>
    </style:style>
    <style:style style:name="T11" style:family="text">
      <style:text-properties fo:font-size="10.5pt" fo:font-weight="normal" officeooo:rsid="0027c8ca" style:font-size-asian="9.14999961853027pt" style:font-weight-asian="normal" style:font-size-complex="10.5pt" style:font-weight-complex="normal"/>
    </style:style>
    <style:style style:name="T12" style:family="text">
      <style:text-properties fo:font-size="10.5pt" fo:font-weight="normal" officeooo:rsid="0029661a" style:font-size-asian="9.14999961853027pt" style:font-weight-asian="normal" style:font-size-complex="10.5pt" style:font-weight-complex="normal"/>
    </style:style>
    <style:style style:name="T13" style:family="text">
      <style:text-properties fo:font-size="10.5pt" fo:font-weight="normal" officeooo:rsid="002c04c9" style:font-size-asian="9.14999961853027pt" style:font-weight-asian="normal" style:font-size-complex="10.5pt" style:font-weight-complex="normal"/>
    </style:style>
    <style:style style:name="T14" style:family="text">
      <style:text-properties fo:font-size="10.5pt" fo:font-weight="normal" officeooo:rsid="002c8b80" style:font-size-asian="9.14999961853027pt" style:font-weight-asian="normal" style:font-size-complex="10.5pt" style:font-weight-complex="normal"/>
    </style:style>
    <style:style style:name="T15" style:family="text">
      <style:text-properties fo:font-size="10.5pt" fo:font-weight="normal" officeooo:rsid="003241b9" style:font-size-asian="9.14999961853027pt" style:font-weight-asian="normal" style:font-size-complex="10.5pt" style:font-weight-complex="normal"/>
    </style:style>
    <style:style style:name="T16" style:family="text">
      <style:text-properties fo:font-size="10.5pt" fo:font-weight="normal" officeooo:rsid="0032f386" style:font-size-asian="9.14999961853027pt" style:font-weight-asian="normal" style:font-size-complex="10.5pt" style:font-weight-complex="normal"/>
    </style:style>
    <style:style style:name="T17" style:family="text">
      <style:text-properties fo:font-size="10.5pt" style:font-size-asian="9.14999961853027pt" style:font-size-complex="10.5pt"/>
    </style:style>
    <style:style style:name="T18" style:family="text">
      <style:text-properties fo:font-size="10.5pt" officeooo:rsid="0029661a" style:font-size-asian="9.14999961853027pt" style:font-size-complex="10.5pt"/>
    </style:style>
    <style:style style:name="T19" style:family="text">
      <style:text-properties fo:font-size="10.5pt" officeooo:rsid="002c8b80" style:font-size-asian="9.14999961853027pt" style:font-size-complex="10.5pt"/>
    </style:style>
    <style:style style:name="T20" style:family="text">
      <style:text-properties fo:font-size="10.5pt" officeooo:rsid="003241b9" style:font-size-asian="9.14999961853027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ab/><text:tab/><text:tab/><text:tab/><text:tab/><text:tab/><text:span text:style-name="T1">Ubuntu</text:span></text:p>
      <text:p text:style-name="P1">1. Version check in terminal:-</text:p>
      <text:list xml:id="list1920893687" text:style-name="List_20_1">
        <text:list-item>
          <text:p text:style-name="P3">lsb_release -d </text:p>
        </text:list-item>
        <text:list-item>
          <text:p text:style-name="P3"><text:span text:style-name="T2">output:-</text:span> Ubuntu 20.04.5 <text:s/>LTS <text:s text:c="3"/>(focal fossa)</text:p>
        </text:list-item>
        <text:list-item>
          <text:p text:style-name="P3"><text:span text:style-name="T2">LTS </text:span>stands for <text:span text:style-name="T2">Long Term Service.</text:span></text:p>
        </text:list-item>
      </text:list>
      <text:p text:style-name="P9"/>
      <text:p text:style-name="P1">2. Latest version:-</text:p>
      <text:list xml:id="list141861465096932" text:continue-numbering="true" text:style-name="List_20_1">
        <text:list-item>
          <text:p text:style-name="P8"><text:span text:style-name="T2">22.10 </text:span><text:span text:style-name="T3">(“kinetic kudu”)</text:span></text:p>
        </text:list-item>
        <text:list-item>
          <text:p text:style-name="P8"><text:span text:style-name="T3">LTS release is </text:span><text:span text:style-name="T2">22.04 </text:span><text:span text:style-name="T3">(“Jammy Jellyfish”)</text:span></text:p>
        </text:list-item>
      </text:list>
      <text:p text:style-name="P4"/>
      <text:p text:style-name="P2">3. Currently Working on and Features :-</text:p>
      <text:list xml:id="list141859735098930" text:continue-numbering="true" text:style-name="List_20_1">
        <text:list-item>
          <text:p text:style-name="P5">Focal fossa – Ubuntu 20.04.5 LTS</text:p>
        </text:list-item>
      </text:list>
      <text:p text:style-name="P7"/>
      <text:p text:style-name="P7"><text:tab/>F<text:span text:style-name="T2">eatures:-</text:span></text:p>
      <text:list xml:id="list1510246657" text:style-name="Numbering_20_123">
        <text:list-item>
          <text:p text:style-name="P6">More default theme variants.</text:p>
        </text:list-item>
        <text:list-item>
          <text:p text:style-name="P10"><text:span text:style-name="T4">GNOME 3.36 -&gt; </text:span><text:span text:style-name="T7">all the visual and performance improvement are come with it.</text:span></text:p>
        </text:list-item>
        <text:list-item>
          <text:p text:style-name="P11"><text:span text:style-name="T8">Disable all desktop notification </text:span><text:span text:style-name="T9">with “Do Not Disturb” button.</text:span></text:p>
        </text:list-item>
        <text:list-item>
          <text:p text:style-name="P11"><text:span text:style-name="T5">Fractional Scaling :- </text:span><text:span text:style-name="T10">If you found that icons at 100% looked to small and bit too big at 200%. you can take advantage of the fractional scaling.</text:span></text:p>
          <text:p text:style-name="P12"><text:span text:style-name="T10">E</text:span><text:span text:style-name="T6">g:- 100% , 125% , 150% , 175% , 200%.</text:span></text:p>
        </text:list-item>
        <text:list-item>
          <text:p text:style-name="P13"><text:span text:style-name="T17">Faster Installation and faster Boot</text:span></text:p>
          <text:p text:style-name="P13"><text:span text:style-name="T17">-&gt; </text:span><text:span text:style-name="T6">By the help of new Compression algorithm, it now takes less time </text:span><text:span text:style-name="T11">to install ubuntu 20.04 and faster boot compare to 18.04.</text:span></text:p>
        </text:list-item>
        <text:list-item>
          <text:p text:style-name="P14"><text:span text:style-name="T17">No amazon app , no python 2</text:span></text:p>
          <text:p text:style-name="P14"><text:span text:style-name="T17">-</text:span><text:span text:style-name="T18">&gt; </text:span><text:span text:style-name="T12">Past 8 year , Amazon app installed by default , which is not useful.</text:span></text:p>
          <text:p text:style-name="P14"><text:span text:style-name="T12">-&gt; This version </text:span><text:span text:style-name="T13">won’t support python 2 anymore , </text:span><text:span text:style-name="T14">you’ll have to connect your self with python 3.</text:span></text:p>
        </text:list-item>
        <text:list-item>
          <text:p text:style-name="P15"><text:span text:style-name="T19">N</text:span><text:span text:style-name="T17">o 32-bit system </text:span><text:span text:style-name="T6">for Ubuntu 20.04.</text:span></text:p>
        </text:list-item>
        <text:list-item>
          <text:p text:style-name="P15"><text:span text:style-name="T6">Under the hood improvement.</text:span></text:p>
          <text:p text:style-name="P15"><text:span text:style-name="T6">-&gt; </text:span><text:span text:style-name="T20">GNOME 3.36 </text:span><text:span text:style-name="T15">is less resource hungry and feels sleek as light to use.</text:span></text:p>
          <text:p text:style-name="P15"><text:span text:style-name="T15">-&gt; most of the software has been upgraded to newer version.</text:span></text:p>
          <text:p text:style-name="P15"><text:span text:style-name="T15">-&gt; you’ll get NVID</text:span><text:span text:style-name="T16">I</text:span><text:span text:style-name="T15">A </text:span><text:span text:style-name="T16">drivers on the ISO itself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7cm" fo:margin-left="2.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1cm" fo:text-indent="-0.7cm" fo:margin-left="3.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1cm" fo:text-indent="-0.7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1cm" fo:text-indent="-0.7cm" fo:margin-left="4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7cm" fo:margin-left="5.4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cm" fo:text-indent="-0.7cm" fo:margin-left="6.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cm" fo:text-indent="-0.7cm" fo:margin-left="6.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cm" fo:text-indent="-0.7cm" fo:margin-left="7.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7cm" fo:margin-left="8.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71cm" fo:text-indent="-0.7cm" fo:margin-left="8.9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12:52:25.249271914</meta:creation-date>
    <dc:date>2023-01-27T14:18:08.707676327</dc:date>
    <meta:editing-duration>PT26M56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234" meta:character-count="1257" meta:non-whitespace-character-count="1050"/>
  </office:meta>
</office:document-meta>
</file>